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a15aa" officeooo:paragraph-rsid="001a15aa"/>
    </style:style>
    <style:style style:name="P2" style:family="paragraph" style:parent-style-name="Text_20_body">
      <style:text-properties officeooo:rsid="001a15aa" officeooo:paragraph-rsid="001a15aa"/>
    </style:style>
    <style:style style:name="P3" style:family="paragraph" style:parent-style-name="Text_20_body">
      <style:text-properties officeooo:rsid="001ae764" officeooo:paragraph-rsid="001ae764"/>
    </style:style>
    <style:style style:name="P4" style:family="paragraph" style:parent-style-name="Text_20_body">
      <style:text-properties officeooo:rsid="001c6556" officeooo:paragraph-rsid="001c6556"/>
    </style:style>
    <style:style style:name="P5" style:family="paragraph" style:parent-style-name="Text_20_body">
      <style:text-properties officeooo:rsid="001de408" officeooo:paragraph-rsid="001de408"/>
    </style:style>
    <style:style style:name="T1" style:family="text">
      <style:text-properties officeooo:rsid="001ae76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blem: Selectors can only work with Sockets on Windows.</text:h>
      <text:p text:style-name="P2">Solution: rewrite using asyncio.</text:p>
      <text:p text:style-name="P2">Other solution: create lots of extraneous sockets to use as usual, since for a bunch of them its just using them as file descriptors. <text:span text:style-name="T1">DOESN’T WORK. Windows won’t do anything until one of these pretend sockets has content waiting on it. Don’t want to hack this. </text:span></text:p>
      <text:p text:style-name="P3">Hooray, now I get to learn how asyncio works…</text:p>
      <text:p text:style-name="P4">It reads like a more complicated selector anyway.</text:p>
      <text:p text:style-name="P4"/>
      <text:p text:style-name="P4"/>
      <text:p text:style-name="P5">Mrshim power check should be total not per coi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46:24.169992591</meta:creation-date>
    <dc:date>2024-07-17T16:35:56.766458601</dc:date>
    <meta:editing-duration>PT46M5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85" meta:character-count="492" meta:non-whitespace-character-count="412"/>
  </office:meta>
</office:document-meta>
</file>